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RZar" svg:font-family="IRZar"/>
    <style:font-face style:name="Roboto" svg:font-family="Roboto, Helvetica, Arial, sans-serif"/>
    <style:font-face style:name="verdana" svg:font-family="verdana, genev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1d413d"/>
    </style:style>
    <style:style style:name="P2" style:family="paragraph" style:parent-style-name="Standard">
      <style:paragraph-properties fo:text-align="start" style:justify-single-word="false" style:writing-mode="lr-tb"/>
      <style:text-properties officeooo:paragraph-rsid="001d6183"/>
    </style:style>
    <style:style style:name="P3" style:family="paragraph" style:parent-style-name="Standard">
      <style:paragraph-properties fo:text-align="start" style:justify-single-word="false" style:writing-mode="lr-tb"/>
      <style:text-properties officeooo:paragraph-rsid="001e757d"/>
    </style:style>
    <style:style style:name="P4" style:family="paragraph" style:parent-style-name="Standard">
      <style:paragraph-properties fo:text-align="start" style:justify-single-word="false" style:writing-mode="lr-tb"/>
      <style:text-properties officeooo:paragraph-rsid="0020242f"/>
    </style:style>
    <style:style style:name="P5"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writing-mode="lr-tb" style:join-border="false"/>
      <style:text-properties officeooo:paragraph-rsid="001d6183"/>
    </style:style>
    <style:style style:name="P6" style:family="paragraph" style:parent-style-name="Standard">
      <style:paragraph-properties fo:text-align="end" style:justify-single-word="false" style:writing-mode="rl-tb"/>
      <style:text-properties officeooo:paragraph-rsid="001e757d"/>
    </style:style>
    <style:style style:name="P7" style:family="paragraph" style:parent-style-name="Standard">
      <style:paragraph-properties fo:text-align="end" style:justify-single-word="false" style:writing-mode="rl-tb"/>
      <style:text-properties officeooo:paragraph-rsid="0020242f"/>
    </style:style>
    <style:style style:name="T1" style:family="text">
      <style:text-properties fo:font-variant="normal" fo:text-transform="none" fo:color="#000033" style:font-name="verdana" fo:font-size="8.25pt" fo:letter-spacing="normal" fo:font-style="normal" fo:font-weight="normal"/>
    </style:style>
    <style:style style:name="T2" style:family="text">
      <style:text-properties fo:font-variant="normal" fo:text-transform="none" fo:color="#000033" style:font-name="verdana" fo:font-size="8.25pt" fo:letter-spacing="normal" fo:font-style="normal" fo:font-weight="normal" officeooo:rsid="0020242f"/>
    </style:style>
    <style:style style:name="T3" style:family="text">
      <style:text-properties fo:font-variant="normal" fo:text-transform="none" fo:color="#152935" style:font-name="Roboto" fo:font-size="10.5pt" fo:letter-spacing="normal" fo:font-style="normal" fo:font-weight="normal"/>
    </style:style>
    <style:style style:name="T4" style:family="text">
      <style:text-properties officeooo:rsid="001d61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text:span text:style-name="T4">Date Revision Due: <text:s/></text:span><text:span text:style-name="T3">21 Oct 2022</text:span></text:p>
      <text:p text:style-name="P1"/>
      <text:p text:style-name="P1"><text:span text:style-name="T1"/></text:p>
      <text:p text:style-name="P3"><text:span text:style-name="T1">Ms. Ref. No.: MATCOM-D-20-01257R1</text:span><text:line-break/><text:span text:style-name="T1">Title: Precise Calculation of Electrical Capacitance by means of Quadruple Integrals in Method of Moments Technique</text:span><text:line-break/><text:span text:style-name="T1">Mathematics and Computers in Simulation</text:span><text:line-break/><text:line-break/><text:span text:style-name="T1">Dear Dr.Prof. mohammad Mehdi Tehranchi,</text:span><text:line-break/><text:line-break/><text:span text:style-name="T1">Comments on your work have now been received. On the basis of these reviews your Editor is advising that you revise your manuscript.</text:span></text:p>
      <text:p text:style-name="P6">نظرات در مورد کار شما در حال حاضر دریافت شده است. بر اساس این بررسی ها ویراستار شما توصیه می کند که نسخه خطی خود را اصلاح کنید.</text:p>
      <text:p text:style-name="P3"><text:span text:style-name="T1">For your guidance, all comments are appended below or can be downloaded. If you decide to revise the work, please submit a list of changes or a rebuttal against each point which is being raised when you submit the revised manuscript, together with the source files of your revised manuscript. If you send us the source (editable files in Word or TeX) files of your paper, there will be no delays in producing the proof, if your paper is accepted.</text:span></text:p>
      <text:p text:style-name="P6"><text:span text:style-name="T1">برای راهنمایی شما، همه نظرات در زیر ضمیمه شده اند یا قابل دانلود هستند. اگر تصمیم به تجدید نظر در کار دارید، لطفاً فهرستی از تغییرات یا رد هر نکته ای را که هنگام ارسال نسخه اصلاح شده مطرح می شود، همراه با فایل های منبع دستنوشته اصلاح شده خود ارائه دهید. در صورتی که فایل های منبع (فایل های قابل ویرایش در Word یا TeX) مقاله خود را برای ما ارسال کنید، در صورت قبولی مقاله شما تاخیری در ارائه مدرک وجود نخواهد داشت.</text:span></text:p>
      <text:p text:style-name="P3"><text:span text:style-name="T1"/></text:p>
      <text:p text:style-name="P3"><text:span text:style-name="T1">If you decline to revise the work, the manuscript will reinstated and will be rejected.</text:span></text:p>
      <text:p text:style-name="P6"><text:span text:style-name="T1">اگر از بازنگری اثر خودداری کنید، نسخه خطی بازگردانده شده و رد خواهد شد.</text:span></text:p>
      <text:p text:style-name="P3"><text:line-break/><text:span text:style-name="T1">You can submit the TeX files as a .zip file which the system will then automatically unzip. You then need to assign designations to each file.</text:span></text:p>
      <text:p text:style-name="P6"><text:span text:style-name="T1">می‌توانید فایل‌های TeX را به‌عنوان یک فایل zip ارسال کنید که سیستم به‌طور خودکار از حالت فشرده خارج می‌شود. سپس باید به هر فایل نام هایی اختصاص دهید.</text:span></text:p>
      <text:p text:style-name="P3"><text:line-break/><text:span text:style-name="T1">To submit a revision, please go to https://www.editorialmanager.com/matcom/ and log-in as an Author:</text:span><text:line-break/><text:line-break/><text:span text:style-name="T1">Your username is: ********</text:span><text:line-break/><text:line-break/><text:line-break/><text:span text:style-name="T1">On your Main Menu page is a folder entitled "Submissions Needing Revision". You will find your submission record there.</text:span><text:line-break/><text:line-break/><text:span text:style-name="T1">The revised version of your submission is due by 21 Oct 2022.</text:span><text:line-break/><text:line-break/><text:span text:style-name="T1">Yours sincerely,</text:span><text:line-break/><text:span text:style-name="T1">Rosa Maria Spitaleri, Research Director</text:span><text:line-break/><text:span text:style-name="T1">Editor in Chief</text:span><text:line-break/><text:span text:style-name="T1">Mathematics and Computers in Simulation</text:span><text:line-break/><text:line-break/><text:span text:style-name="T1">Note: While submitting the revised manuscript, please double check the author names provided in the submission so that authorship related changes are made in the revision stage. If your manuscript is accepted, no authorship change is allowed. Changes in authorship during revision are allowed only if all authors, old and new, agree to it in writing to the Editor-in-Chief.</text:span></text:p>
      <text:p text:style-name="P6"><text:span text:style-name="T1">توجه: لطفاً هنگام ارسال دست‌نوشته اصلاح‌شده، نام نویسندگان ارائه شده در مقاله را مجدداً بررسی کنید تا تغییرات مربوط به تألیف در مرحله بازبینی ایجاد شود. در صورت پذیرفته شدن دستنوشته شما، هیچ تغییری در تالیف مجاز نیست. تغییر در تألیف در طول بازبینی تنها در صورتی مجاز است که همه نویسندگان، قدیم و جدید، به صورت کتبی با مدیر مسئول موافقت کنند.</text:span></text:p>
      <text:p text:style-name="P3"><text:soft-page-break/><text:line-break/><text:span text:style-name="T1">Reviewers' comments:</text:span></text:p>
      <text:p text:style-name="P6"><text:span text:style-name="T1">نظرات داوران:</text:span></text:p>
      <text:p text:style-name="P3"><text:span text:style-name="T1"/></text:p>
      <text:p text:style-name="P3"><text:span text:style-name="T1">Editor: Two reviewers have concerns regarding the main novelty of the paper. Please, kindly address in detail the novelty concerns raised by reviewer #2 and #3. Also there are multiple typos in the manuscript, please could you review them? Kind regards.</text:span></text:p>
      <text:p text:style-name="P6"><text:span text:style-name="T1">ویراستار: دو داور در مورد تازگی اصلی مقاله نگرانی هایی دارند. لطفاً، لطفاً با جزئیات به نگرانی های جدید مطرح شده توسط بازبین شماره 2 و 3 رسیدگی کنید. همچنین چندین اشتباه تایپی در دست نوشته وجود دارد، لطفاً آنها را مرور کنید؟ با احترام.</text:span></text:p>
      <text:p text:style-name="P3"><text:span text:style-name="T1"/></text:p>
      <text:p text:style-name="P3"><text:span text:style-name="T1"/></text:p>
      <text:p text:style-name="P3"><text:span text:style-name="T1">Reviewer #1: No more comments from my side.</text:span></text:p>
      <text:p text:style-name="P6"><text:span text:style-name="T1">نظردهنده شماره 1: نظر دیگری از طرف من وجود ندارد.</text:span></text:p>
      <text:p text:style-name="P3"><text:span text:style-name="T1">Reviewer #2: The authors have altered the manuscript according to my suggestions, and it is now easier to read and follow. The improvements in the manuscript are clear.</text:span></text:p>
      <text:p text:style-name="P6"><text:span text:style-name="T1">داور شماره 2: نویسندگان نسخه خطی را مطابق پیشنهادات من تغییر داده اند و اکنون خواندن و دنبال کردن آن آسان تر است. پیشرفت در نسخه خطی واضح است.</text:span></text:p>
      <text:p text:style-name="P3"><text:span text:style-name="T1"/></text:p>
      <text:p text:style-name="P3"><text:span text:style-name="T1">However, for the crucial calculations in the presented work the authors responded that "Finding the primitive function in (11) can be done by common softwares. " and I agree with that statement. They even reference the paper where similar work is previously done. Further, the authors responded with "The answers obtained in this article are particularly accurate in coarse segmentation. Really this work is useful when the calculations are done quickly." This leads me to my final question: "What is the scientific novelty of the presented work?" If the equations are known, and the speed and coarse meshing are of the main interest, then the authors should have considered giving more information about the overall speed and accuracy with low number of mesh elements, in comparison with other approaches.</text:span></text:p>
      <text:p text:style-name="P6"><text:span text:style-name="T1">با این حال، برای محاسبات مهم در کار ارائه شده، نویسندگان پاسخ دادند که "یافتن تابع اولیه در (11) را می توان توسط نرم افزارهای رایج انجام داد." و من با این جمله موافق هستم. آنها حتی به مقاله ای اشاره می کنند که در آن کار مشابه قبلاً انجام شده است. علاوه بر این، نویسندگان با این پاسخ پاسخ دادند: "پاسخ های به دست آمده در این مقاله به ویژه در تقسیم بندی درشت دقیق هستند. واقعاً این کار زمانی مفید است که محاسبات به سرعت انجام شود." این من را به سؤال نهایی من می رساند: "تازه علمی کار ارائه شده چیست؟" اگر معادلات شناخته شده باشند و سرعت و مش بندی درشت مورد توجه اصلی باشد، نویسندگان باید در مقایسه با سایر روش ها اطلاعات بیشتری در مورد سرعت و دقت کلی با تعداد کم عناصر مش ارائه دهند.</text:span></text:p>
      <text:p text:style-name="P3"><text:span text:style-name="T1"/></text:p>
      <text:p text:style-name="P4"><text:span text:style-name="T1">My opinion is that this work can be published if the authors clearly state the scientific novelty and reorganize the manuscript accordingly.</text:span></text:p>
      <text:p text:style-name="P7"><text:span text:style-name="T1">نظر من این است که در صورتی می توان این اثر را منتشر کرد که نو</text:span><text:span text:style-name="T2">ی</text:span><text:span text:style-name="T1">سندگان تازگ</text:span><text:span text:style-name="T2">ی</text:span><text:span text:style-name="T1"> علمی را به وضوح بیان کنند و نسخه خطی را بر اساس آن سازماندهی مجدد کنند.</text:span></text:p>
      <text:p text:style-name="P4"><text:span text:style-name="T1"/></text:p>
      <text:p text:style-name="P4"><text:span text:style-name="T1"/></text:p>
      <text:p text:style-name="P4"><text:span text:style-name="T1"/></text:p>
      <text:p text:style-name="P4"><text:span text:style-name="T1">Reviewer #3: I'm now convinced on the novelty of the paper. The corrections made are ok for me.</text:span></text:p>
      <text:p text:style-name="P7"><text:span text:style-name="T1">داور شماره 3: من اکنون در مورد جدید بودن مقاله متقاعد شده</text:span><text:span text:style-name="T2">‌</text:span><text:span text:style-name="T1">ام. اصلاحات انجام شده برای من خوب است.</text:span></text:p>
      <text:p text:style-name="P4"><text:span text:style-name="T1"/></text:p>
      <text:p text:style-name="P4"><text:span text:style-name="T1"/></text:p>
      <text:p text:style-name="P4"><text:span text:style-name="T1"/></text:p>
      <text:p text:style-name="P4"><text:span text:style-name="T1">For further assistance, please visit our customer support site at http://help.elsevier.com/app/answers/list/p/7923. Here you can search for solutions on a range of topics, find answers to frequently asked questions and learn more about EM via interactive tutorials. You will also find our 24/7 support contact details should you need any further assistance from one of our customer support representatives.</text:span></text:p>
      <text:p text:style-name="P7"><text:span text:style-name="T1">برای راهنمایی بیشتر، لطفاً از سایت پشتیبانی مشتری ما در http://help.elsevier.com/app/answers/list/p/7923 دیدن کنید. در اینجا می‌توانید راه‌حل‌هایی را درباره موضوعات مختلف جستجو کنید، پاسخ سؤالات متداول را بیابید و از طریق آموزش‌های تعاملی درباره EM اطلاعات بیشتری کسب کنید. همچنین در صورت نیاز به کمک بیشتر از یکی از نمایندگان پشتیبانی مشتری، اطلاعات تماس با پشتیبانی 24 ساعته ما را خواهید یافت.</text:span></text:p>
      <text:p text:style-name="P4"><text:soft-page-break/><text:span text:style-name="T1"/></text:p>
      <text:p text:style-name="P4"><text:span text:style-name="T1">#AU_MATCOM#</text:span><text:line-break/><text:line-break/><text:span text:style-name="T1">To ensure this email reaches the intended recipient, please do not delete the above code</text:span><text:line-break/><text:line-break/><text:span text:style-name="T1">__________________________________________________</text:span><text:line-break/><text:span text:style-name="T1">In compliance with data protection regulations, you may request that we remove your personal registration details at any time. (Use the following URL: https://www.editorialmanager.com/matcom/login.asp?a=r). Please contact the publication office if you have any ques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RZar" svg:font-family="IRZar"/>
    <style:font-face style:name="Roboto" svg:font-family="Roboto, Helvetica, Arial, sans-serif"/>
    <style:font-face style:name="verdana" svg:font-family="verdana, genev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30T09:57:34.801189464</meta:creation-date>
    <meta:generator>LibreOffice/6.0.7.3$Linux_X86_64 LibreOffice_project/00m0$Build-3</meta:generator>
    <dc:date>2022-09-30T11:18:02.206322446</dc:date>
    <meta:editing-duration>PT6M6S</meta:editing-duration>
    <meta:editing-cycles>2</meta:editing-cycles>
    <meta:document-statistic meta:table-count="0" meta:image-count="0" meta:object-count="0" meta:page-count="3" meta:paragraph-count="28" meta:word-count="1219" meta:character-count="7068" meta:non-whitespace-character-count="5863"/>
  </office:meta>
</office:document-meta>
</file>